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1" svg:font-family="Consolas"/>
    <style:font-face style:name="Sans" svg:font-family="San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3.211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1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1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1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language="en" fo:country="IN" fo:font-style="normal" style:text-underline-style="none" fo:font-weight="normal" style:font-name-asian="Consolas" style:language-asian="zh" style:country-asian="CN" style:font-name-complex="Consolas" style:font-size-complex="5.65000009536743pt" style:language-complex="hi" style:country-complex="IN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PostOnFanWallScreen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1" svg:font-family="Consolas"/>
    <style:font-face style:name="Sans" svg:font-family="Sans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6">01/06/2017</text:date>, <text:time>14:5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59S</meta:editing-duration>
    <meta:editing-cycles>16</meta:editing-cycles>
    <meta:generator>OpenOffice/4.1.2$Win32 OpenOffice.org_project/412m3$Build-9782</meta:generator>
    <dc:date>2017-01-06T14:56:51.19</dc:date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